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co1" style:family="table-column">
      <style:table-column-properties style:column-width="7.783cm" style:use-optimal-column-width="false"/>
    </style:style>
    <style:style style:name="co2" style:family="table-column">
      <style:table-column-properties style:column-width="7.297cm" style:use-optimal-column-width="false"/>
    </style:style>
    <style:style style:name="co3" style:family="table-column">
      <style:table-column-properties style:column-width="7.539cm" style:use-optimal-column-width="false"/>
    </style:style>
    <style:style style:name="co4" style:family="table-column">
      <style:table-column-properties style:column-width="7.32cm" style:use-optimal-column-width="false"/>
    </style:style>
    <style:style style:name="ro1" style:family="table-row">
      <style:table-row-properties style:row-height="0.995cm"/>
    </style:style>
    <style:style style:name="ro2" style:family="table-row">
      <style:table-row-properties style:row-height="0.996cm"/>
    </style:style>
    <style:style style:name="ro3" style:family="table-row">
      <style:table-row-properties style:row-height="0.839cm"/>
    </style:style>
    <style:style style:name="ro4" style:family="table-row">
      <style:table-row-properties style:row-height="0.837cm"/>
    </style:style>
    <style:style style:name="ro5" style:family="table-row">
      <style:table-row-properties style:row-height="1.031cm"/>
    </style:style>
    <style:style style:name="ro6" style:family="table-row">
      <style:table-row-properties style:row-height="1.05cm"/>
    </style:style>
    <style:style style:name="ro7" style:family="table-row">
      <style:table-row-properties style:row-height="1.212cm"/>
    </style:style>
    <style:style style:name="ro8" style:family="table-row">
      <style:table-row-properties style:row-height="1.217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cm" svg:height="5.3cm" svg:x="1cm" svg:y="1.4cm">
          <draw:image xlink:href="../../../../../../../Applications/LibreOffice.app/Contents/MacOS/../share/gallery/txtshapes/Paster02-LightBlue.png" xlink:type="simple" xlink:show="embed" xlink:actuate="onLoad">
            <text:p/>
          </draw:image>
        </draw:frame>
        <draw:frame draw:style-name="gr2" draw:layer="layout" svg:width="2.229cm" svg:height="0.962cm" svg:x="1.571cm" svg:y="1.6cm">
          <draw:text-box>
            <text:p>library</text:p>
          </draw:text-box>
        </draw:frame>
        <draw:frame draw:style-name="gr1" draw:text-style-name="P1" draw:layer="layout" svg:width="8.9cm" svg:height="4.5cm" svg:x="12.4cm" svg:y="1.8cm">
          <draw:image xlink:href="../../../../../../../Applications/LibreOffice.app/Contents/MacOS/../share/gallery/txtshapes/Paster02-LightBlue.png" xlink:type="simple" xlink:show="embed" xlink:actuate="onLoad">
            <text:p/>
          </draw:image>
        </draw:frame>
        <draw:frame draw:style-name="gr3" draw:layer="layout" svg:width="3.5cm" svg:height="1.05cm" svg:x="13cm" svg:y="1.8cm">
          <draw:text-box>
            <text:p>web</text:p>
          </draw:text-box>
        </draw:frame>
        <draw:frame draw:style-name="gr1" draw:text-style-name="P1" xml:id="id4" draw:id="id4" draw:layer="layout" svg:width="9.215cm" svg:height="5.5cm" svg:x="1.085cm" svg:y="9.7cm">
          <draw:image xlink:href="../../../../../../../Applications/LibreOffice.app/Contents/MacOS/../share/gallery/txtshapes/Paster02-LightBlue.png" xlink:type="simple" xlink:show="embed" xlink:actuate="onLoad">
            <text:p/>
          </draw:image>
        </draw:frame>
        <draw:frame draw:style-name="gr2" draw:layer="layout" svg:width="2.725cm" svg:height="0.962cm" svg:x="1.6cm" svg:y="9.8cm">
          <draw:text-box>
            <text:p>narwhal</text:p>
          </draw:text-box>
        </draw:frame>
        <draw:frame draw:style-name="gr1" draw:text-style-name="P1" xml:id="id6" draw:id="id6" draw:layer="layout" svg:width="8.89cm" svg:height="3.8cm" svg:x="11.6cm" svg:y="6.9cm">
          <draw:image xlink:href="../../../../../../../Applications/LibreOffice.app/Contents/MacOS/../share/gallery/txtshapes/Paster02-LightBlue.png" xlink:type="simple" xlink:show="embed" xlink:actuate="onLoad">
            <text:p/>
          </draw:image>
        </draw:frame>
        <draw:frame draw:style-name="gr4" draw:layer="layout" svg:width="3.7cm" svg:height="0.962cm" svg:x="12.1cm" svg:y="6.9cm">
          <draw:text-box>
            <text:p>extension</text:p>
          </draw:text-box>
        </draw:frame>
        <draw:connector draw:style-name="gr5" draw:text-style-name="P1" draw:layer="layout" draw:type="lines" svg:x1="13cm" svg:y1="4.236cm" svg:x2="9.471cm" svg:y2="4.196cm" draw:start-shape="id1" draw:end-shape="id2" svg:d="m13000 4236h-501l-2526-40h-502" svg:viewBox="0 0 3530 41">
          <text:p/>
        </draw:connector>
        <draw:connector draw:style-name="gr5" draw:text-style-name="P1" draw:layer="layout" draw:type="lines" svg:x1="5.7cm" svg:y1="7.1cm" svg:x2="5.692cm" svg:y2="9.7cm" draw:start-shape="id3" draw:start-glue-point="2" draw:end-shape="id4" svg:d="m5700 7100v500l-8 1600v500" svg:viewBox="0 0 9 2601">
          <text:p/>
        </draw:connector>
        <draw:frame draw:style-name="standard" xml:id="id2" draw:id="id2" draw:layer="layout" svg:width="7.782cm" svg:height="2.985cm" svg:x="1.689cm" svg:y="2.7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-Define design for validation chain</text:p>
              </table:table-cell>
            </table:table-row>
            <table:table-row table:style-name="ro1">
              <table:table-cell table:style-name="ce1">
                <text:p text:style-name="P2">-Do not propose data or corrections</text:p>
              </table:table-cell>
            </table:table-row>
            <table:table-row table:style-name="ro2">
              <table:table-cell table:style-name="ce1">
                <text:p text:style-name="P2">-Stick to Dwc/Dwc-A specification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7.296cm" svg:height="2.514cm" svg:x="13cm" svg:y="2.97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-Web page to submit archive or URL</text:p>
              </table:table-cell>
            </table:table-row>
            <table:table-row table:style-name="ro3">
              <table:table-cell table:style-name="ce1">
                <text:p text:style-name="P2">-Report viewer</text:p>
              </table:table-cell>
            </table:table-row>
            <table:table-row table:style-name="ro4">
              <table:table-cell table:style-name="ce1">
                <text:p text:style-name="P2">-AP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7.538cm" svg:height="3.111cm" svg:x="1.761cm" svg:y="11.088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2">-Extended ResultAccumulator</text:p>
              </table:table-cell>
            </table:table-row>
            <table:table-row table:style-name="ro5">
              <table:table-cell table:style-name="ce1">
                <text:p text:style-name="P2">-Propose interpreted values</text:p>
              </table:table-cell>
            </table:table-row>
            <table:table-row table:style-name="ro6">
              <table:table-cell table:style-name="ce1">
                <text:p text:style-name="P2">-Composite Evaluator <text:span text:style-name="T1">(validate province based on validated country)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5" draw:text-style-name="P1" draw:layer="layout" draw:type="curve" svg:x1="9.299cm" svg:y1="12.643cm" svg:x2="11.6cm" svg:y2="8.8cm" draw:start-shape="id5" draw:start-glue-point="1" draw:end-shape="id6" draw:end-glue-point="3" svg:d="m9299 12643c1728 0 578-3843 2301-3843" svg:viewBox="0 0 2302 3844">
          <text:p/>
        </draw:connector>
        <draw:connector draw:style-name="gr5" draw:text-style-name="P1" draw:layer="layout" draw:type="curve" svg:x1="5.7cm" svg:y1="7.1cm" svg:x2="11.6cm" svg:y2="8.8cm" draw:start-shape="id3" draw:start-glue-point="2" draw:end-shape="id6" svg:d="m5700 7100c0 1134 1966 1700 5900 1700" svg:viewBox="0 0 5901 1701">
          <text:p/>
        </draw:connector>
        <draw:frame draw:style-name="standard" draw:layer="layout" svg:width="7.319cm" svg:height="2.428cm" svg:x="12.28cm" svg:y="7.871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 text:style-name="P2">-Include domain knowledge</text:p>
              </table:table-cell>
            </table:table-row>
            <table:table-row table:style-name="ro8">
              <table:table-cell table:style-name="ce1">
                <text:p text:style-name="P2">-Quality index/Fitness for us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2" xml:id="id3" draw:id="id3" draw:layer="layout" svg:width="5.8cm" svg:height="0.8cm" svg:x="2.8cm" svg:y="6.3cm">
          <draw:text-box>
            <text:p text:style-name="P2"><text:span text:style-name="T2">{ChainableRecordEvaluator}</text:span></text:p>
          </draw:text-box>
        </draw:frame>
        <draw:frame draw:style-name="gr7" draw:text-style-name="P2" draw:layer="layout" svg:width="2cm" svg:height="0.721cm" svg:x="10.7cm" svg:y="3.6cm">
          <draw:text-box>
            <text:p text:style-name="P2"><text:span text:style-name="T2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1:12:37.450138000</meta:creation-date>
    <dc:date>2014-04-03T13:06:55.824969000</dc:date>
    <meta:editing-duration>PT1H8M5S</meta:editing-duration>
    <meta:editing-cycles>2</meta:editing-cycles>
    <meta:generator>LibreOffice/4.1.0.4$MacOSX_x86 LibreOffice_project/89ea49ddacd9aa532507cbf852f2bb22b1ace28</meta:generator>
    <meta:document-statistic meta:object-count="18"/>
  </office:meta>
</office:document-meta>
</file>